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-Bold" svg:font-family="HelveticaNeue-Bold"/>
    <style:font-face style:name="Georgia" svg:font-family="Georgia" style:font-family-generic="roman"/>
    <style:font-face style:name="Arial-BoldMT" svg:font-family="Arial-BoldMT" style:font-family-generic="swiss"/>
    <style:font-face style:name="OpenSans-Regular" svg:font-family="OpenSans-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9.17mm"/>
    </style:style>
    <style:style style:name="co9" style:family="table-column">
      <style:table-column-properties fo:break-before="auto" style:column-width="12.84mm"/>
    </style:style>
    <style:style style:name="co10" style:family="table-column">
      <style:table-column-properties fo:break-before="auto" style:column-width="14.46mm"/>
    </style:style>
    <style:style style:name="co11" style:family="table-column">
      <style:table-column-properties fo:break-before="auto" style:column-width="29.14mm"/>
    </style:style>
    <style:style style:name="co12" style:family="table-column">
      <style:table-column-properties fo:break-before="auto" style:column-width="28.91mm"/>
    </style:style>
    <style:style style:name="co3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40.68mm"/>
    </style:style>
    <style:style style:name="co14" style:family="table-column">
      <style:table-column-properties fo:break-before="auto" style:column-width="29.58mm"/>
    </style:style>
    <style:style style:name="co15" style:family="table-column">
      <style:table-column-properties fo:break-before="auto" style:column-width="39.32mm"/>
    </style:style>
    <style:style style:name="co16" style:family="table-column">
      <style:table-column-properties fo:break-before="auto" style:column-width="37.68mm"/>
    </style:style>
    <style:style style:name="co17" style:family="table-column">
      <style:table-column-properties fo:break-before="auto" style:column-width="48.6mm"/>
    </style:style>
    <style:style style:name="co18" style:family="table-column">
      <style:table-column-properties fo:break-before="auto" style:column-width="37.41mm"/>
    </style:style>
    <style:style style:name="co19" style:family="table-column">
      <style:table-column-properties fo:break-before="auto" style:column-width="4.83mm"/>
    </style:style>
    <style:style style:name="co20" style:family="table-column">
      <style:table-column-properties fo:break-before="auto" style:column-width="36.6mm"/>
    </style:style>
    <style:style style:name="co21" style:family="table-column">
      <style:table-column-properties fo:break-before="auto" style:column-width="19.54mm"/>
    </style:style>
    <style:style style:name="co22" style:family="table-column">
      <style:table-column-properties fo:break-before="auto" style:column-width="26.6mm"/>
    </style:style>
    <style:style style:name="co23" style:family="table-column">
      <style:table-column-properties fo:break-before="auto" style:column-width="41.08mm"/>
    </style:style>
    <style:style style:name="co24" style:family="table-column">
      <style:table-column-properties fo:break-before="auto" style:column-width="44.61mm"/>
    </style:style>
    <style:style style:name="co25" style:family="table-column">
      <style:table-column-properties fo:break-before="auto" style:column-width="58.37mm"/>
    </style:style>
    <style:style style:name="co26" style:family="table-column">
      <style:table-column-properties fo:break-before="auto" style:column-width="14.06mm"/>
    </style:style>
    <style:style style:name="co27" style:family="table-column">
      <style:table-column-properties fo:break-before="auto" style:column-width="29.55mm"/>
    </style:style>
    <style:style style:name="co28" style:family="table-column">
      <style:table-column-properties fo:break-before="auto" style:column-width="7.87mm"/>
    </style:style>
    <style:style style:name="co29" style:family="table-column">
      <style:table-column-properties fo:break-before="auto" style:column-width="25.06mm"/>
    </style:style>
    <style:style style:name="co30" style:family="table-column">
      <style:table-column-properties fo:break-before="auto" style:column-width="25.88mm"/>
    </style:style>
    <style:style style:name="ro2" style:family="table-row">
      <style:table-row-properties style:row-height="4.48mm" fo:break-before="auto" style:use-optimal-row-height="true"/>
    </style:style>
    <style:style style:name="ro1" style:family="table-row">
      <style:table-row-properties style:row-height="4.15mm" fo:break-before="auto" style:use-optimal-row-height="true"/>
    </style:style>
    <style:style style:name="ro4" style:family="table-row">
      <style:table-row-properties style:row-height="11.69mm" fo:break-before="auto" style:use-optimal-row-height="true"/>
    </style:style>
    <style:style style:name="ro5" style:family="table-row">
      <style:table-row-properties style:row-height="7.96mm" fo:break-before="auto" style:use-optimal-row-height="tru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8.43mm" fo:break-before="auto" style:use-optimal-row-height="true"/>
    </style:style>
    <style:style style:name="ro3" style:family="table-row">
      <style:table-row-properties style:row-height="4.22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Arial-BoldMT" fo:font-size="19pt" fo:language="en" fo:country="US" fo:font-weight="bold" style:font-name-asian="Arial-BoldMT" style:font-size-asian="19pt" style:language-asian="en" style:country-asian="US" style:font-weight-asian="bold" style:font-name-complex="Arial-BoldMT" style:font-size-complex="10.75pt" style:language-complex="en" style:country-complex="US" style:font-weight-complex="bold"/>
    </style:style>
    <style:style style:name="ce4" style:family="table-cell" style:parent-style-name="Default">
      <style:text-properties fo:color="#262626" style:text-outline="false" style:text-line-through-style="none" style:font-name="HelveticaNeue-Bold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-Bold" style:font-size-asian="26pt" style:language-asian="en" style:country-asian="US" style:font-style-asian="normal" style:font-weight-asian="bold" style:font-size-complex="14.7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f3339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Georgi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1a1a1a" style:text-outline="false" style:text-line-through-style="none" style:font-name="OpenSans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Sans-Regula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>
      <style:table-cell-properties fo:background-color="#cc0000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ff99ff"/>
    </style:style>
    <style:style style:name="ce13" style:family="table-cell" style:parent-style-name="Default">
      <style:table-cell-properties fo:background-color="#66ffff"/>
    </style:style>
    <style:style style:name="ce14" style:family="table-cell" style:parent-style-name="Default" style:data-style-name="N107"/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use-window-font-color="true" style:text-outline="false" style:font-name="Arial-BoldMT" fo:font-size="19pt" fo:letter-spacing="normal" fo:font-weight="bold" style:letter-kerning="false" style:font-name-asian="Arial-BoldMT" style:font-size-asian="19pt" style:font-weight-asian="bold" style:font-name-complex="Arial-BoldMT" style:font-size-complex="10.8000001907349pt" style:font-weight-complex="bold"/>
    </style:style>
  </office:automatic-styles>
  <office:body>
    <office:spreadsheet>
      <table:table table:name="Tabelle11" table:style-name="ta1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14"/>
        <table:table-column table:style-name="co27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Menge</text:p>
          </table:table-cell>
          <table:table-cell office:value-type="string">
            <text:p>vorhanden</text:p>
          </table:table-cell>
          <table:table-cell office:value-type="string">
            <text:p>Bestellen</text:p>
          </table:table-cell>
          <table:table-cell office:value-type="string">
            <text:p>Einzelpreis</text:p>
          </table:table-cell>
          <table:table-cell office:value-type="string">
            <text:p>Gesamtpreis</text:p>
          </table:table-cell>
          <table:table-cell office:value-type="string">
            <text:p>URL</text:p>
          </table:table-cell>
          <table:table-cell office:value-type="string">
            <text:p><text:s/></text:p>
          </table:table-cell>
          <table:table-cell office:value-type="string">
            <text:p>Heizverteiler</text:p>
          </table:table-cell>
          <table:table-cell office:value-type="string">
            <text:p>Wandsensor</text:p>
          </table:table-cell>
          <table:table-cell office:value-type="string">
            <text:p>Heizraum Modul</text:p>
          </table:table-cell>
          <table:table-cell office:value-type="string">
            <text:p>Bewässerung</text:p>
          </table:table-cell>
          <table:table-cell office:value-type="string">
            <text:p>Tankmessung</text:p>
          </table:table-cell>
          <table:table-cell office:value-type="string">
            <text:p>Elektro Raum</text:p>
          </table:table-cell>
        </table:table-row>
        <table:table-row table:style-name="ro1">
          <table:table-cell office:value-type="string">
            <text:p>Anzahl Geräte</text:p>
          </table:table-cell>
          <table:table-cell table:number-columns-repeated="6"/>
          <table:table-cell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number-columns-repeated="7"/>
          <table:table-cell office:value-type="string">
            <text:p><text:s/></text:p>
          </table:table-cell>
          <table:table-cell table:style-name="ce15" table:number-columns-repeated="6"/>
        </table:table-row>
        <table:table-row table:style-name="ro1">
          <table:table-cell table:number-columns-repeated="7"/>
          <table:table-cell office:value-type="string">
            <text:p><text:s/></text:p>
          </table:table-cell>
          <table:table-cell table:style-name="ce15" table:number-columns-repeated="6"/>
        </table:table-row>
        <table:table-row table:style-name="ro1">
          <table:table-cell office:value-type="string">
            <text:p>Spannungswandler 220 &gt; 5v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8" table:formula="of:=[.B5]-[.C5]" office:value-type="float" office:value="3">
            <text:p>3</text:p>
          </table:table-cell>
          <table:table-cell office:value-type="currency" office:currency="EUR" office:value="3.18">
            <text:p>3,18 €</text:p>
          </table:table-cell>
          <table:table-cell table:formula="of:=[.E5]*[.D5]" office:value-type="currency" office:currency="EUR" office:value="9.54">
            <text:p>9,54 €</text:p>
          </table:table-cell>
          <table:table-cell office:value-type="string">
            <text:p>https://de.aliexpress.com/item/4000112615655.html?spm=a2g0o.productlist.0.0.80d824d2tc74qX&amp;algo_pvid=c2f81632-9c7f-411e-9597-e7c8599b0229&amp;aem_p4p_detail=20221125123945293884690134000002056911&amp;algo_exp_id=c2f81632-9c7f-411e-9597-e7c8599b0229-0&amp;pdp_ext_f=%7B%22sku_id%22%3A%2210000000290976314%22%7D&amp;pdp_npi=2%40dis%21EUR%213.18%213.18%21%21%212.51%21%21%402100bde716694087848761818ead89%2110000000290976314%21sea&amp;curPageLogUid=RddfDMwUHcGh&amp;ad_pvid=20221125123945293884690134000002056911_1&amp;ad_pvid=20221125123945293884690134000002056911_1</text:p>
          </table:table-cell>
          <table:table-cell office:value-type="string">
            <text:p><text:s/>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5"/>
        </table:table-row>
        <table:table-row table:style-name="ro1">
          <table:table-cell office:value-type="string">
            <text:p>esp32 PCB Antenne</text:p>
          </table:table-cell>
          <table:table-cell table:formula="of:=SUM([.I6:.N6])" office:value-type="float" office:value="16">
            <text:p>16</text:p>
          </table:table-cell>
          <table:table-cell/>
          <table:table-cell table:style-name="ce8" table:formula="of:=[.B6]-[.C6]" office:value-type="float" office:value="16">
            <text:p>16</text:p>
          </table:table-cell>
          <table:table-cell office:value-type="currency" office:currency="EUR" office:value="4.22">
            <text:p>4,22 €</text:p>
          </table:table-cell>
          <table:table-cell table:formula="of:=[.E6]*[.D6]" office:value-type="currency" office:currency="EUR" office:value="67.52">
            <text:p>67,52 €</text:p>
          </table:table-cell>
          <table:table-cell office:value-type="string">
            <text:p>https://de.aliexpress.com/item/4000090521976.html?spm=a2g0o.detail.0.0.b23067eccpjm1q&amp;gps-id=pcDetailBottomMoreThisSeller&amp;scm=1007.13339.291025.0&amp;scm_id=1007.13339.291025.0&amp;scm-url=1007.13339.291025.0&amp;pvid=3b01734d-8bbd-44ae-a348-12299ce93d54&amp;_t=gps-id%3ApcDetailBottomMoreThisSeller%2Cscm-url%3A1007.13339.291025.0%2Cpvid%3A3b01734d-8bbd-44ae-a348-12299ce93d54%2Ctpp_buckets%3A668%232846%238108%231977&amp;pdp_ext_f=%7B%22sku_id%22%3A%2212000029209753877%22%2C%22sceneId%22%3A%223339%22%7D&amp;pdp_npi=2%40dis%21EUR%211.86%211.48%21%21%21%21%21%40211b5db316693983891088932e38fa%2112000029209753877%21rec&amp;gatewayAdapt=glo2deu</text:p>
          </table:table-cell>
          <table:table-cell office:value-type="string">
            <text:p><text:s/></text:p>
          </table:table-cell>
          <table:table-cell table:style-name="ce15"/>
          <table:table-cell table:style-name="ce15" table:formula="of:=[.J2]" office:value-type="float" office:value="16">
            <text:p>16</text:p>
          </table:table-cell>
          <table:table-cell table:style-name="ce15" table:number-columns-repeated="4"/>
        </table:table-row>
        <table:table-row table:style-name="ro1">
          <table:table-cell office:value-type="string">
            <text:p>esp32 Externe Antenne</text:p>
          </table:table-cell>
          <table:table-cell table:formula="of:=SUM([.I7:.N7])" office:value-type="float" office:value="11">
            <text:p>11</text:p>
          </table:table-cell>
          <table:table-cell/>
          <table:table-cell table:style-name="ce8" table:formula="of:=[.B7]-[.C7]" office:value-type="float" office:value="11">
            <text:p>11</text:p>
          </table:table-cell>
          <table:table-cell office:value-type="currency" office:currency="EUR" office:value="4.22">
            <text:p>4,22 €</text:p>
          </table:table-cell>
          <table:table-cell table:formula="of:=[.E7]*[.D7]" office:value-type="currency" office:currency="EUR" office:value="46.42">
            <text:p>46,42 €</text:p>
          </table:table-cell>
          <table:table-cell office:value-type="string">
            <text:p>https://de.aliexpress.com/item/4000090521976.html?spm=a2g0o.detail.0.0.b23067eccpjm1q&amp;gps-id=pcDetailBottomMoreThisSeller&amp;scm=1007.13339.291025.0&amp;scm_id=1007.13339.291025.0&amp;scm-url=1007.13339.291025.0&amp;pvid=3b01734d-8bbd-44ae-a348-12299ce93d54&amp;_t=gps-id%3ApcDetailBottomMoreThisSeller%2Cscm-url%3A1007.13339.291025.0%2Cpvid%3A3b01734d-8bbd-44ae-a348-12299ce93d54%2Ctpp_buckets%3A668%232846%238108%231977&amp;pdp_ext_f=%7B%22sku_id%22%3A%2212000029209753877%22%2C%22sceneId%22%3A%223339%22%7D&amp;pdp_npi=2%40dis%21EUR%211.86%211.48%21%21%21%21%21%40211b5db316693983891088932e38fa%2112000029209753877%21rec&amp;gatewayAdapt=glo2deu</text:p>
          </table:table-cell>
          <table:table-cell office:value-type="string">
            <text:p><text:s/></text:p>
          </table:table-cell>
          <table:table-cell table:style-name="ce15" table:formula="of:=[.I2]" office:value-type="float" office:value="5">
            <text:p>5</text:p>
          </table:table-cell>
          <table:table-cell table:style-name="ce15"/>
          <table:table-cell table:style-name="ce15" table:formula="of:=[.K2]" office:value-type="float" office:value="1">
            <text:p>1</text:p>
          </table:table-cell>
          <table:table-cell table:style-name="ce15" table:formula="of:=[.L2]" office:value-type="float" office:value="2">
            <text:p>2</text:p>
          </table:table-cell>
          <table:table-cell table:style-name="ce15" table:formula="of:=[.M2]" office:value-type="float" office:value="2">
            <text:p>2</text:p>
          </table:table-cell>
          <table:table-cell table:style-name="ce15" table:formula="of:=[.N2]" office:value-type="float" office:value="1">
            <text:p>1</text:p>
          </table:table-cell>
        </table:table-row>
        <table:table-row table:style-name="ro1">
          <table:table-cell office:value-type="string">
            <text:p>DHT11</text:p>
          </table:table-cell>
          <table:table-cell table:formula="of:=SUM([.I8:.N8])" office:value-type="float" office:value="17">
            <text:p>17</text:p>
          </table:table-cell>
          <table:table-cell office:value-type="float" office:value="17">
            <text:p>17</text:p>
          </table:table-cell>
          <table:table-cell table:formula="of:=[.B8]-[.C8]" office:value-type="float" office:value="0">
            <text:p>0</text:p>
          </table:table-cell>
          <table:table-cell office:value-type="currency" office:currency="EUR" office:value="1.99">
            <text:p>1,99 €</text:p>
          </table:table-cell>
          <table:table-cell table:formula="of:=[.E8]*[.D8]" office:value-type="currency" office:currency="EUR" office:value="0">
            <text:p>0,00 €</text:p>
          </table:table-cell>
          <table:table-cell office:value-type="string">
            <text:p>https://de.aliexpress.com/item/1005003676278032.html?spm=a2g0o.productlist.0.0.6323184bXyrB4d&amp;algo_pvid=b5d4bce2-a25f-48f2-9f38-cd04334c1d74&amp;aem_p4p_detail=202211251003384633053637888260000294981&amp;algo_exp_id=b5d4bce2-a25f-48f2-9f38-cd04334c1d74-3&amp;pdp_ext_f=%7B%22sku_id%22%3A%2212000026756908944%22%7D&amp;pdp_npi=2%40dis%21EUR%211.99%211.99%21%21%21%21%21%402100bb4a16693994182882235e714b%2112000026756908944%21sea&amp;curPageLogUid=zThAQVVd3iZ2&amp;ad_pvid=202211251003384633053637888260000294981_4&amp;ad_pvid=202211251003384633053637888260000294981_4</text:p>
          </table:table-cell>
          <table:table-cell office:value-type="string">
            <text:p><text:s/></text:p>
          </table:table-cell>
          <table:table-cell table:style-name="ce15"/>
          <table:table-cell table:style-name="ce15" table:formula="of:=[.J2]" office:value-type="float" office:value="16">
            <text:p>16</text:p>
          </table:table-cell>
          <table:table-cell table:style-name="ce15" table:number-columns-repeated="3"/>
          <table:table-cell table:style-name="ce15" office:value-type="float" office:value="1">
            <text:p>1</text:p>
          </table:table-cell>
        </table:table-row>
        <table:table-row table:style-name="ro1">
          <table:table-cell office:value-type="string">
            <text:p>Relaisboard 8</text:p>
          </table:table-cell>
          <table:table-cell table:formula="of:=SUM([.I9:.N9])" office:value-type="float" office:value="12">
            <text:p>12</text:p>
          </table:table-cell>
          <table:table-cell office:value-type="float" office:value="7">
            <text:p>7</text:p>
          </table:table-cell>
          <table:table-cell table:style-name="ce9" table:formula="of:=[.B9]-[.C9]" office:value-type="float" office:value="5">
            <text:p>5</text:p>
          </table:table-cell>
          <table:table-cell office:value-type="currency" office:currency="EUR" office:value="4.21">
            <text:p>4,21 €</text:p>
          </table:table-cell>
          <table:table-cell table:formula="of:=[.E9]*[.D9]" office:value-type="currency" office:currency="EUR" office:value="21.05">
            <text:p>21,05 €</text:p>
          </table:table-cell>
          <table:table-cell office:value-type="string">
            <text:p>https://de.aliexpress.com/item/1005003341574228.html?spm=a2g0o.productlist.0.0.69f3e48bDRVNL3&amp;algo_pvid=be2f4db9-8960-4565-ae3b-6b01211e9a8f&amp;aem_p4p_detail=202211251004205498369193998700000850995&amp;algo_exp_id=be2f4db9-8960-4565-ae3b-6b01211e9a8f-3&amp;pdp_ext_f=%7B%22sku_id%22%3A%2212000025306884791%22%7D&amp;pdp_npi=2%40dis%21EUR%214.44%214.21%21%21%21%21%21%402100bb4a16693994600923317e714b%2112000025306884791%21sea&amp;curPageLogUid=ABbgiYfUwHEq&amp;ad_pvid=202211251004205498369193998700000850995_4&amp;ad_pvid=202211251004205498369193998700000850995_4</text:p>
          </table:table-cell>
          <table:table-cell office:value-type="string">
            <text:p><text:s/></text:p>
          </table:table-cell>
          <table:table-cell table:style-name="ce15" table:formula="of:=[.I2]" office:value-type="float" office:value="5">
            <text:p>5</text:p>
          </table:table-cell>
          <table:table-cell table:style-name="ce15"/>
          <table:table-cell table:style-name="ce15" table:formula="of:=[.K2]*2" office:value-type="float" office:value="2">
            <text:p>2</text:p>
          </table:table-cell>
          <table:table-cell table:style-name="ce15" table:formula="of:=[.L2]*2" office:value-type="float" office:value="4">
            <text:p>4</text:p>
          </table:table-cell>
          <table:table-cell table:style-name="ce15"/>
          <table:table-cell table:style-name="ce15" office:value-type="float" office:value="1">
            <text:p>1</text:p>
          </table:table-cell>
        </table:table-row>
        <table:table-row table:style-name="ro1">
          <table:table-cell office:value-type="string">
            <text:p>terminal blöcke 2er</text:p>
          </table:table-cell>
          <table:table-cell office:value-type="float" office:value="40">
            <text:p>40</text:p>
          </table:table-cell>
          <table:table-cell/>
          <table:table-cell table:style-name="ce8" table:formula="of:=[.B10]-[.C10]" office:value-type="float" office:value="40">
            <text:p>40</text:p>
          </table:table-cell>
          <table:table-cell table:formula="of:=1.83/10" office:value-type="currency" office:currency="EUR" office:value="0.183">
            <text:p>0,18 €</text:p>
          </table:table-cell>
          <table:table-cell table:formula="of:=[.E10]*[.D10]" office:value-type="currency" office:currency="EUR" office:value="7.32">
            <text:p>7,32 €</text:p>
          </table:table-cell>
          <table:table-cell office:value-type="string">
            <text:p>https://de.aliexpress.com/item/1005001656631415.html?spm=a2g0o.detail.1000060.3.28fb3a48wHqyfI&amp;gps-id=pcDetailBottomMoreThisSeller&amp;scm=1007.13339.291025.0&amp;scm_id=1007.13339.291025.0&amp;scm-url=1007.13339.291025.0&amp;pvid=34c735cc-1247-4b49-9d1b-3f3dd420bae5&amp;_t=gps-id%3ApcDetailBottomMoreThisSeller%2Cscm-url%3A1007.13339.291025.0%2Cpvid%3A34c735cc-1247-4b49-9d1b-3f3dd420bae5%2Ctpp_buckets%3A668%232846%238108%231977&amp;pdp_ext_f=%7B%22sku_id%22%3A%2212000017011681254%22%2C%22sceneId%22%3A%223339%22%7D&amp;pdp_npi=2%40dis%21EUR%211.04%210.81%21%21%21%21%21%40211b446116694081794883410e1be5%2112000017011681254%21rec&amp;gatewayAdapt=glo2deu</text:p>
          </table:table-cell>
          <table:table-cell office:value-type="string">
            <text:p><text:s/></text:p>
          </table:table-cell>
          <table:table-cell table:style-name="ce15" table:number-columns-repeated="6"/>
        </table:table-row>
        <table:table-row table:style-name="ro2">
          <table:table-cell office:value-type="string">
            <text:p>MCP 23017</text:p>
          </table:table-cell>
          <table:table-cell table:formula="of:=SUM([.I11:.N11])" office:value-type="float" office:value="9">
            <text:p>9</text:p>
          </table:table-cell>
          <table:table-cell/>
          <table:table-cell table:style-name="ce10" table:formula="of:=[.B11]-[.C11]" office:value-type="float" office:value="9">
            <text:p>9</text:p>
          </table:table-cell>
          <table:table-cell office:value-type="currency" office:currency="EUR" office:value="1.85">
            <text:p>1,85 €</text:p>
          </table:table-cell>
          <table:table-cell table:formula="of:=[.E11]*[.D11]" office:value-type="currency" office:currency="EUR" office:value="16.65">
            <text:p>16,65 €</text:p>
          </table:table-cell>
          <table:table-cell office:value-type="string">
            <text:p>https://www.reichelt.de/index.html?ACTION=446&amp;LA=0&amp;nbc=1&amp;q=mcp%2023017</text:p>
          </table:table-cell>
          <table:table-cell office:value-type="string">
            <text:p><text:s/></text:p>
          </table:table-cell>
          <table:table-cell table:style-name="ce15" table:formula="of:=[.I9]" office:value-type="float" office:value="5">
            <text:p>5</text:p>
          </table:table-cell>
          <table:table-cell table:style-name="ce15"/>
          <table:table-cell table:style-name="ce15" table:formula="of:=[.K2]" office:value-type="float" office:value="1">
            <text:p>1</text:p>
          </table:table-cell>
          <table:table-cell table:style-name="ce15" table:formula="of:=[.L2]" office:value-type="float" office:value="2">
            <text:p>2</text:p>
          </table:table-cell>
          <table:table-cell table:style-name="ce15"/>
          <table:table-cell table:style-name="ce15" office:value-type="float" office:value="1">
            <text:p>1</text:p>
          </table:table-cell>
        </table:table-row>
        <table:table-row table:style-name="ro1">
          <table:table-cell office:value-type="string">
            <text:p>Tempfühler kurz</text:p>
          </table:table-cell>
          <table:table-cell table:formula="of:=SUM([.I12:.N12])" office:value-type="float" office:value="35">
            <text:p>35</text:p>
          </table:table-cell>
          <table:table-cell office:value-type="float" office:value="10">
            <text:p>10</text:p>
          </table:table-cell>
          <table:table-cell table:style-name="ce9" table:formula="of:=[.B12]-[.C12]" office:value-type="float" office:value="25">
            <text:p>25</text:p>
          </table:table-cell>
          <table:table-cell table:formula="of:=10.15/10" office:value-type="currency" office:currency="EUR" office:value="1.015">
            <text:p>1,02 €</text:p>
          </table:table-cell>
          <table:table-cell table:formula="of:=[.E12]*[.D12]" office:value-type="currency" office:currency="EUR" office:value="25.375">
            <text:p>25,38 €</text:p>
          </table:table-cell>
          <table:table-cell/>
          <table:table-cell office:value-type="string">
            <text:p><text:s/></text:p>
          </table:table-cell>
          <table:table-cell table:style-name="ce15" table:formula="of:=[.I2]*7" office:value-type="float" office:value="35">
            <text:p>35</text:p>
          </table:table-cell>
          <table:table-cell table:style-name="ce15" table:number-columns-repeated="5"/>
        </table:table-row>
        <table:table-row table:style-name="ro1">
          <table:table-cell office:value-type="string">
            <text:p>Tempfühler lang</text:p>
          </table:table-cell>
          <table:table-cell table:formula="of:=SUM([.I13:.N13])" office:value-type="float" office:value="20">
            <text:p>20</text:p>
          </table:table-cell>
          <table:table-cell/>
          <table:table-cell table:style-name="ce9" table:formula="of:=[.B13]-[.C13]" office:value-type="float" office:value="20">
            <text:p>20</text:p>
          </table:table-cell>
          <table:table-cell table:formula="of:=20.68/10" office:value-type="currency" office:currency="EUR" office:value="2.068">
            <text:p>2,07 €</text:p>
          </table:table-cell>
          <table:table-cell table:formula="of:=[.E13]*[.D13]" office:value-type="currency" office:currency="EUR" office:value="41.36">
            <text:p>41,36 €</text:p>
          </table:table-cell>
          <table:table-cell office:value-type="string">
            <text:p>https://de.aliexpress.com/item/32827810300.html?spm=a2g0o.productlist.0.0.3dbc23328EdmXE&amp;algo_pvid=51574130-ee94-4da2-af1f-cc7cb7771718&amp;algo_exp_id=51574130-ee94-4da2-af1f-cc7cb7771718-12&amp;pdp_ext_f=%7B%22sku_id%22%3A%2267425903953%22%7D&amp;pdp_npi=2%40dis%21EUR%2112.69%2110.15%21%21%215.13%21%21%402100bb4a16693996558161441e714b%2167425903953%21sea&amp;curPageLogUid=4lox9U0W4fcp</text:p>
          </table:table-cell>
          <table:table-cell office:value-type="string">
            <text:p><text:s/></text:p>
          </table:table-cell>
          <table:table-cell table:style-name="ce15" table:number-columns-repeated="2"/>
          <table:table-cell table:style-name="ce15" office:value-type="float" office:value="16">
            <text:p>16</text:p>
          </table:table-cell>
          <table:table-cell table:style-name="ce15" table:number-columns-repeated="2"/>
          <table:table-cell table:style-name="ce15" office:value-type="float" office:value="4">
            <text:p>4</text:p>
          </table:table-cell>
        </table:table-row>
        <table:table-row table:style-name="ro1">
          <table:table-cell office:value-type="string">
            <text:p>taster</text:p>
          </table:table-cell>
          <table:table-cell table:formula="of:=SUM([.I14:.N14])" office:value-type="float" office:value="58">
            <text:p>58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E14]*[.D14]" office:value-type="currency" office:currency="EUR" office:value="0">
            <text:p>0,00 €</text:p>
          </table:table-cell>
          <table:table-cell/>
          <table:table-cell office:value-type="string">
            <text:p><text:s/></text:p>
          </table:table-cell>
          <table:table-cell table:style-name="ce15" table:formula="of:=[.I2]" office:value-type="float" office:value="5">
            <text:p>5</text:p>
          </table:table-cell>
          <table:table-cell table:style-name="ce15" table:formula="of:=[.J2]*3" office:value-type="float" office:value="48">
            <text:p>48</text:p>
          </table:table-cell>
          <table:table-cell table:style-name="ce15" table:formula="of:=[.K2]" office:value-type="float" office:value="1">
            <text:p>1</text:p>
          </table:table-cell>
          <table:table-cell table:style-name="ce15" table:formula="of:=[.L2]" office:value-type="float" office:value="2">
            <text:p>2</text:p>
          </table:table-cell>
          <table:table-cell table:number-columns-repeated="2" table:style-name="ce15" office:value-type="float" office:value="1">
            <text:p>1</text:p>
          </table:table-cell>
        </table:table-row>
        <table:table-row table:style-name="ro1">
          <table:table-cell office:value-type="string">
            <text:p>akku</text:p>
          </table:table-cell>
          <table:table-cell table:formula="of:=SUM([.I15:.N15])" office:value-type="float" office:value="16">
            <text:p>16</text:p>
          </table:table-cell>
          <table:table-cell office:value-type="float" office:value="3">
            <text:p>3</text:p>
          </table:table-cell>
          <table:table-cell table:style-name="ce11" table:formula="of:=[.B15]-[.C15]" office:value-type="float" office:value="13">
            <text:p>13</text:p>
          </table:table-cell>
          <table:table-cell office:value-type="currency" office:currency="EUR" office:value="5">
            <text:p>5,00 €</text:p>
          </table:table-cell>
          <table:table-cell table:formula="of:=[.E15]*[.D15]" office:value-type="currency" office:currency="EUR" office:value="65">
            <text:p>65,00 €</text:p>
          </table:table-cell>
          <table:table-cell/>
          <table:table-cell office:value-type="string">
            <text:p><text:s/></text:p>
          </table:table-cell>
          <table:table-cell table:style-name="ce15"/>
          <table:table-cell table:style-name="ce15" table:formula="of:=[.J2]" office:value-type="float" office:value="16">
            <text:p>16</text:p>
          </table:table-cell>
          <table:table-cell table:style-name="ce15" table:number-columns-repeated="4"/>
        </table:table-row>
        <table:table-row table:style-name="ro1">
          <table:table-cell office:value-type="string">
            <text:p>akku lader</text:p>
          </table:table-cell>
          <table:table-cell table:formula="of:=SUM([.I16:.N16])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5.38/5" office:value-type="currency" office:currency="EUR" office:value="1.076">
            <text:p>1,08 €</text:p>
          </table:table-cell>
          <table:table-cell table:formula="of:=[.E16]*[.D16]" office:value-type="currency" office:currency="EUR" office:value="0">
            <text:p>0,00 €</text:p>
          </table:table-cell>
          <table:table-cell/>
          <table:table-cell office:value-type="string">
            <text:p><text:s/></text:p>
          </table:table-cell>
          <table:table-cell table:style-name="ce15"/>
          <table:table-cell table:style-name="ce15" table:formula="of:=[.J2]" office:value-type="float" office:value="16">
            <text:p>16</text:p>
          </table:table-cell>
          <table:table-cell table:style-name="ce15" table:number-columns-repeated="4"/>
        </table:table-row>
        <table:table-row table:style-name="ro1">
          <table:table-cell office:value-type="string">
            <text:p>akku spunnungspumpe</text:p>
          </table:table-cell>
          <table:table-cell table:formula="of:=SUM([.I17:.N17])" office:value-type="float" office:value="16">
            <text:p>16</text:p>
          </table:table-cell>
          <table:table-cell/>
          <table:table-cell table:style-name="ce8" table:formula="of:=[.B17]-[.C17]" office:value-type="float" office:value="16">
            <text:p>16</text:p>
          </table:table-cell>
          <table:table-cell table:formula="of:=1.5/5" office:value-type="currency" office:currency="EUR" office:value="0.3">
            <text:p>0,30 €</text:p>
          </table:table-cell>
          <table:table-cell table:formula="of:=[.E17]*[.D17]" office:value-type="currency" office:currency="EUR" office:value="4.8">
            <text:p>4,80 €</text:p>
          </table:table-cell>
          <table:table-cell office:value-type="string">
            <text:p>https://de.aliexpress.com/item/4000626913742.html?aff_fcid=8745bb9a49f34b26b534cd9f0402a655-1669332585334-05832-_AaMBC2&amp;aff_fsk=_AaMBC2&amp;aff_platform=shareComponent-detail&amp;sk=_AaMBC2&amp;aff_trace_key=8745bb9a49f34b26b534cd9f0402a655-1669332585334-05832-_AaMBC2&amp;terminal_id=162d2dd71c844237872290be61ab8fb6&amp;afSmartRedirect=y</text:p>
          </table:table-cell>
          <table:table-cell office:value-type="string">
            <text:p><text:s/></text:p>
          </table:table-cell>
          <table:table-cell table:style-name="ce15"/>
          <table:table-cell table:style-name="ce15" table:formula="of:=[.J2]" office:value-type="float" office:value="16">
            <text:p>16</text:p>
          </table:table-cell>
          <table:table-cell table:style-name="ce15" table:number-columns-repeated="4"/>
        </table:table-row>
        <table:table-row table:style-name="ro1">
          <table:table-cell office:value-type="string">
            <text:p>Display 2,8 Inch TFT</text:p>
          </table:table-cell>
          <table:table-cell table:formula="of:=SUM([.I18:.N18])" office:value-type="float" office:value="16">
            <text:p>16</text:p>
          </table:table-cell>
          <table:table-cell/>
          <table:table-cell table:style-name="ce11" table:formula="of:=[.B18]-[.C18]" office:value-type="float" office:value="16">
            <text:p>16</text:p>
          </table:table-cell>
          <table:table-cell office:value-type="currency" office:currency="EUR" office:value="6.48">
            <text:p>6,48 €</text:p>
          </table:table-cell>
          <table:table-cell table:formula="of:=[.E18]*[.D18]" office:value-type="currency" office:currency="EUR" office:value="103.68">
            <text:p>103,68 €</text:p>
          </table:table-cell>
          <table:table-cell/>
          <table:table-cell office:value-type="string">
            <text:p><text:s/></text:p>
          </table:table-cell>
          <table:table-cell table:style-name="ce15"/>
          <table:table-cell table:style-name="ce15" table:formula="of:=[.J2]" office:value-type="float" office:value="16">
            <text:p>16</text:p>
          </table:table-cell>
          <table:table-cell table:style-name="ce15" table:number-columns-repeated="4"/>
        </table:table-row>
        <table:table-row table:style-name="ro1">
          <table:table-cell office:value-type="string">
            <text:p>Display 1,8 Inch TFT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formula="of:=[.E19]*[.D19]" office:value-type="currency" office:currency="EUR" office:value="0">
            <text:p>0,00 €</text:p>
          </table:table-cell>
          <table:table-cell/>
          <table:table-cell office:value-type="string">
            <text:p><text:s/></text:p>
          </table:table-cell>
          <table:table-cell table:style-name="ce15" table:number-columns-repeated="6"/>
        </table:table-row>
        <table:table-row table:style-name="ro1">
          <table:table-cell office:value-type="string">
            <text:p>Sensor TL-136 0-4m</text:p>
          </table:table-cell>
          <table:table-cell table:formula="of:=SUM([.I20:.N20])" office:value-type="float" office:value="2">
            <text:p>2</text:p>
          </table:table-cell>
          <table:table-cell/>
          <table:table-cell table:style-name="ce12" table:formula="of:=[.B20]-[.C20]" office:value-type="float" office:value="2">
            <text:p>2</text:p>
          </table:table-cell>
          <table:table-cell office:value-type="currency" office:currency="EUR" office:value="29.56">
            <text:p>29,56 €</text:p>
          </table:table-cell>
          <table:table-cell table:formula="of:=[.E20]*[.D20]" office:value-type="currency" office:currency="EUR" office:value="59.12">
            <text:p>59,12 €</text:p>
          </table:table-cell>
          <table:table-cell office:value-type="string">
            <text:p>https://de.aliexpress.com/item/1005004309894059.html?spm=a2g0o.productlist.0.0.680c12d614R0Vg&amp;algo_pvid=c7dc5291-cc93-4437-b04d-1ff13a876406&amp;algo_exp_id=c7dc5291-cc93-4437-b04d-1ff13a876406-8&amp;pdp_ext_f=%7B%22sku_id%22%3A%2212000030162300245%22%7D&amp;pdp_npi=2%40dis%21EUR%2173.89%2129.56%21%21%211.91%21%21%400b0a050b16694008239482205ec7a2%2112000030162300245%21sea&amp;curPageLogUid=y9q2728LjAht</text:p>
          </table:table-cell>
          <table:table-cell office:value-type="string">
            <text:p><text:s/></text:p>
          </table:table-cell>
          <table:table-cell table:style-name="ce15" table:number-columns-repeated="4"/>
          <table:table-cell table:style-name="ce15" office:value-type="float" office:value="2">
            <text:p>2</text:p>
          </table:table-cell>
          <table:table-cell table:style-name="ce15"/>
        </table:table-row>
        <table:table-row table:style-name="ro1">
          <table:table-cell office:value-type="string">
            <text:p>Sensor TL-136 0-1m</text:p>
          </table:table-cell>
          <table:table-cell table:formula="of:=SUM([.I21:.N21])" office:value-type="float" office:value="1">
            <text:p>1</text:p>
          </table:table-cell>
          <table:table-cell/>
          <table:table-cell table:style-name="ce12" table:formula="of:=[.B21]-[.C21]" office:value-type="float" office:value="1">
            <text:p>1</text:p>
          </table:table-cell>
          <table:table-cell office:value-type="currency" office:currency="EUR" office:value="29.16">
            <text:p>29,16 €</text:p>
          </table:table-cell>
          <table:table-cell table:formula="of:=[.E21]*[.D21]" office:value-type="currency" office:currency="EUR" office:value="29.16">
            <text:p>29,16 €</text:p>
          </table:table-cell>
          <table:table-cell office:value-type="string">
            <text:p>https://de.aliexpress.com/item/1005004309894059.html?spm=a2g0o.productlist.0.0.680c12d614R0Vg&amp;algo_pvid=c7dc5291-cc93-4437-b04d-1ff13a876406&amp;algo_exp_id=c7dc5291-cc93-4437-b04d-1ff13a876406-8&amp;pdp_ext_f=%7B%22sku_id%22%3A%2212000030162300245%22%7D&amp;pdp_npi=2%40dis%21EUR%2173.89%2129.56%21%21%211.91%21%21%400b0a050b16694008239482205ec7a2%2112000030162300245%21sea&amp;curPageLogUid=y9q2728LjAht</text:p>
          </table:table-cell>
          <table:table-cell office:value-type="string">
            <text:p><text:s/></text:p>
          </table:table-cell>
          <table:table-cell table:style-name="ce15" table:number-columns-repeated="4"/>
          <table:table-cell table:style-name="ce15" office:value-type="float" office:value="1">
            <text:p>1</text:p>
          </table:table-cell>
          <table:table-cell table:style-name="ce15"/>
        </table:table-row>
        <table:table-row table:style-name="ro1">
          <table:table-cell office:value-type="string">
            <text:p>Lochraster Platine</text:p>
          </table:table-cell>
          <table:table-cell table:number-columns-repeated="2"/>
          <table:table-cell table:number-columns-repeated="2"/>
          <table:table-cell table:formula="of:=[.E22]*[.D22]" office:value-type="currency" office:currency="EUR" office:value="0">
            <text:p>0,00 €</text:p>
          </table:table-cell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RS 485 Module</text:p>
          </table:table-cell>
          <table:table-cell office:value-type="float" office:value="2">
            <text:p>2</text:p>
          </table:table-cell>
          <table:table-cell/>
          <table:table-cell table:style-name="ce8" table:formula="of:=[.B23]-[.C23]" office:value-type="float" office:value="2">
            <text:p>2</text:p>
          </table:table-cell>
          <table:table-cell office:value-type="currency" office:currency="EUR" office:value="2.16">
            <text:p>2,16 €</text:p>
          </table:table-cell>
          <table:table-cell table:formula="of:=[.E23]*[.D23]" office:value-type="currency" office:currency="EUR" office:value="4.32">
            <text:p>4,32 €</text:p>
          </table:table-cell>
          <table:table-cell office:value-type="string">
            <text:p>https://de.aliexpress.com/item/1005004674856400.html?spm=a2g0o.productlist.0.0.31e21398xtUhPL&amp;algo_pvid=3965912c-6851-4f2b-aa8a-44d9ff448bbe&amp;aem_p4p_detail=20221125114452252114601634700000341875&amp;algo_exp_id=3965912c-6851-4f2b-aa8a-44d9ff448bbe-0&amp;pdp_ext_f=%7B%22sku_id%22%3A%2212000030060611414%22%7D&amp;pdp_npi=2%40dis%21EUR%212.16%212.16%21%21%211.66%21%21%402100bdde16694054918086372e2205%2112000030060611414%21sea&amp;curPageLogUid=9QIA5WxdCGYg&amp;ad_pvid=20221125114452252114601634700000341875_1&amp;ad_pvid=20221125114452252114601634700000341875_1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Camera Modul</text:p>
          </table:table-cell>
          <table:table-cell office:value-type="float" office:value="2">
            <text:p>2</text:p>
          </table:table-cell>
          <table:table-cell/>
          <table:table-cell table:style-name="ce13" table:formula="of:=[.B24]-[.C24]" office:value-type="float" office:value="2">
            <text:p>2</text:p>
          </table:table-cell>
          <table:table-cell office:value-type="currency" office:currency="EUR" office:value="5">
            <text:p>5,00 €</text:p>
          </table:table-cell>
          <table:table-cell table:formula="of:=[.E24]*[.D24]" office:value-type="currency" office:currency="EUR" office:value="10">
            <text:p>10,00 €</text:p>
          </table:table-cell>
          <table:table-cell office:value-type="string">
            <text:p>https://de.aliexpress.com/item/1005001299266545.html?spm=a2g0o.productlist.0.0.ab114d21jNNe8u&amp;algo_pvid=31d5d169-3f31-4e27-94cb-651fa4c9907e&amp;aem_p4p_detail=202211201157041241812711577940006450186&amp;algo_exp_id=31d5d169-3f31-4e27-94cb-651fa4c9907e-47&amp;pdp_ext_f=%7B%22sku_id%22%3A%2212000015622990802%22%7D&amp;pdp_npi=2%40dis%21EUR%216.05%216.05%21%21%211.86%21%21%402100bde716689742241404299e55fa%2112000015622990802%21sea&amp;curPageLogUid=mjHwGkm5XGof&amp;ad_pvid=202211201157041241812711577940006450186_48&amp;ad_pvid=202211201157041241812711577940006450186_48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Druckfilament weiß</text:p>
          </table:table-cell>
          <table:table-cell table:number-columns-repeated="2"/>
          <table:table-cell table:number-columns-repeated="2"/>
          <table:table-cell table:formula="of:=[.E25]*[.D25]" office:value-type="currency" office:currency="EUR" office:value="0">
            <text:p>0,00 €</text:p>
          </table:table-cell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Stifleiste für Relais Adapter männlich</text:p>
          </table:table-cell>
          <table:table-cell office:value-type="float" office:value="2">
            <text:p>2</text:p>
          </table:table-cell>
          <table:table-cell/>
          <table:table-cell table:style-name="ce9" table:formula="of:=[.B26]-[.C26]" office:value-type="float" office:value="2">
            <text:p>2</text:p>
          </table:table-cell>
          <table:table-cell office:value-type="currency" office:currency="EUR" office:value="3.07">
            <text:p>3,07 €</text:p>
          </table:table-cell>
          <table:table-cell table:formula="of:=[.E26]*[.D26]" office:value-type="currency" office:currency="EUR" office:value="6.14">
            <text:p>6,14 €</text:p>
          </table:table-cell>
          <table:table-cell office:value-type="string">
            <text:p>https://de.aliexpress.com/item/1005002577360653.html?spm=a2g0o.detail.0.0.6555549bqW8o8D&amp;gps-id=pcDetailBottomMoreThisSeller&amp;scm=1007.13339.291025.0&amp;scm_id=1007.13339.291025.0&amp;scm-url=1007.13339.291025.0&amp;pvid=3a9e64e2-7136-442d-a438-8e4d749551ab&amp;_t=gps-id%3ApcDetailBottomMoreThisSeller%2Cscm-url%3A1007.13339.291025.0%2Cpvid%3A3a9e64e2-7136-442d-a438-8e4d749551ab%2Ctpp_buckets%3A668%232846%238108%231977&amp;pdp_ext_f=%7B%22sku_id%22%3A%2212000021231268417%22%2C%22sceneId%22%3A%223339%22%7D&amp;pdp_npi=2%40dis%21EUR%213.23%213.07%21%21%21%21%21%40211b446116694091135164605e1be5%2112000021231268417%21rec&amp;gatewayAdapt=glo2deu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Stifleiste für Relais Adapter weiblich</text:p>
          </table:table-cell>
          <table:table-cell office:value-type="float" office:value="3">
            <text:p>3</text:p>
          </table:table-cell>
          <table:table-cell/>
          <table:table-cell table:style-name="ce12" table:formula="of:=[.B27]-[.C27]" office:value-type="float" office:value="3">
            <text:p>3</text:p>
          </table:table-cell>
          <table:table-cell office:value-type="currency" office:currency="EUR" office:value="4.3">
            <text:p>4,30 €</text:p>
          </table:table-cell>
          <table:table-cell table:formula="of:=[.E27]*[.D27]" office:value-type="currency" office:currency="EUR" office:value="12.9">
            <text:p>12,90 €</text:p>
          </table:table-cell>
          <table:table-cell office:value-type="string">
            <text:p>https://de.aliexpress.com/item/1005002577360653.html?spm=a2g0o.detail.0.0.6555549bqW8o8D&amp;gps-id=pcDetailBottomMoreThisSeller&amp;scm=1007.13339.291025.0&amp;scm_id=1007.13339.291025.0&amp;scm-url=1007.13339.291025.0&amp;pvid=3a9e64e2-7136-442d-a438-8e4d749551ab&amp;_t=gps-id%3ApcDetailBottomMoreThisSeller%2Cscm-url%3A1007.13339.291025.0%2Cpvid%3A3a9e64e2-7136-442d-a438-8e4d749551ab%2Ctpp_buckets%3A668%232846%238108%231977&amp;pdp_ext_f=%7B%22sku_id%22%3A%2212000021231268417%22%2C%22sceneId%22%3A%223339%22%7D&amp;pdp_npi=2%40dis%21EUR%213.23%213.07%21%21%21%21%21%40211b446116694091135164605e1be5%2112000021231268417%21rec&amp;gatewayAdapt=glo2deu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Netzteil Micro-USB</text:p>
          </table:table-cell>
          <table:table-cell office:value-type="float" office:value="4">
            <text:p>4</text:p>
          </table:table-cell>
          <table:table-cell/>
          <table:table-cell table:style-name="ce12" table:formula="of:=[.B28]-[.C28]" office:value-type="float" office:value="4">
            <text:p>4</text:p>
          </table:table-cell>
          <table:table-cell office:value-type="currency" office:currency="EUR" office:value="3.53">
            <text:p>3,53 €</text:p>
          </table:table-cell>
          <table:table-cell table:formula="of:=[.E28]*[.D28]" office:value-type="currency" office:currency="EUR" office:value="14.12">
            <text:p>14,12 €</text:p>
          </table:table-cell>
          <table:table-cell office:value-type="string">
            <text:p>https://de.aliexpress.com/item/32609373407.html?spm=a2g0o.productlist.0.0.3e07376aWRRHM9&amp;algo_pvid=e2e70b20-a2bc-4ced-ba98-6bff2ba6d6aa&amp;algo_exp_id=e2e70b20-a2bc-4ced-ba98-6bff2ba6d6aa-11&amp;pdp_ext_f=%7B%22sku_id%22%3A%2212000021434556508%22%7D&amp;pdp_npi=2%40dis%21EUR%215.43%213.53%21%21%21%21%21%402100bdde16694093871245384e2034%2112000021434556508%21sea&amp;curPageLogUid=kcO8ssH1EanG</text:p>
          </table:table-cell>
          <table:table-cell table:number-columns-repeated="7"/>
        </table:table-row>
        <table:table-row table:style-name="ro1">
          <table:table-cell office:value-type="string">
            <text:p>Pins für die Temp Fühler</text:p>
          </table:table-cell>
          <table:table-cell office:value-type="float" office:value="60">
            <text:p>60</text:p>
          </table:table-cell>
          <table:table-cell/>
          <table:table-cell table:style-name="ce12" table:formula="of:=[.B29]-[.C29]" office:value-type="float" office:value="60">
            <text:p>60</text:p>
          </table:table-cell>
          <table:table-cell table:formula="of:=1.6/10" office:value-type="currency" office:currency="EUR" office:value="0.16">
            <text:p>0,16 €</text:p>
          </table:table-cell>
          <table:table-cell table:formula="of:=[.E29]*[.D29]" office:value-type="currency" office:currency="EUR" office:value="9.6">
            <text:p>9,60 €</text:p>
          </table:table-cell>
          <table:table-cell office:value-type="string">
            <text:p>https://de.aliexpress.com/item/1005004239555716.html?spm=a2g0o.productlist.0.0.773c6d5d3vyMAk&amp;algo_pvid=53b7aed2-f972-4a77-bb7f-9603d5a694fd&amp;aem_p4p_detail=202211251305183705225997645200002268205&amp;algo_exp_id=53b7aed2-f972-4a77-bb7f-9603d5a694fd-1&amp;pdp_ext_f=%7B%22sku_id%22%3A%2212000028544907381%22%7D&amp;pdp_npi=2%40dis%21EUR%211.64%211.3%21%21%211.0%21%21%402100bddd16694103179841893e6e3b%2112000028544907381%21sea&amp;curPageLogUid=yvXUZKmJCSro&amp;ad_pvid=202211251305183705225997645200002268205_2&amp;ad_pvid=202211251305183705225997645200002268205_2</text:p>
          </table:table-cell>
          <table:table-cell table:number-columns-repeated="7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5"/>
          <table:table-cell table:formula="of:=SUM([.F5:.F33])" office:value-type="currency" office:currency="EUR" office:value="554.075">
            <text:p>554,08 €</text:p>
          </table:table-cell>
          <table:table-cell table:number-columns-repeated="8"/>
        </table:table-row>
        <table:table-row table:style-name="ro1" table:number-rows-repeated="104854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eile Matrix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row table:style-name="ro2">
          <table:table-cell/>
          <table:table-cell office:value-type="string">
            <text:p>Anzahl</text:p>
          </table:table-cell>
          <table:table-cell table:number-columns-repeated="2"/>
          <table:table-cell office:value-type="string">
            <text:p>esp32</text:p>
          </table:table-cell>
          <table:table-cell office:value-type="string">
            <text:p>DHT11</text:p>
          </table:table-cell>
          <table:table-cell office:value-type="string">
            <text:p>Relaisboard 8</text:p>
          </table:table-cell>
          <table:table-cell office:value-type="string">
            <text:p>MCP 23017</text:p>
          </table:table-cell>
          <table:table-cell office:value-type="string">
            <text:p>Tempfühler kurz</text:p>
          </table:table-cell>
          <table:table-cell office:value-type="string">
            <text:p>Tempfühler lang</text:p>
          </table:table-cell>
          <table:table-cell office:value-type="string">
            <text:p>taster</text:p>
          </table:table-cell>
          <table:table-cell office:value-type="string">
            <text:p>akku</text:p>
          </table:table-cell>
          <table:table-cell office:value-type="string">
            <text:p>akku lader</text:p>
          </table:table-cell>
          <table:table-cell office:value-type="string">
            <text:p>akku spunnungspumpe</text:p>
          </table:table-cell>
          <table:table-cell office:value-type="string">
            <text:p>Display</text:p>
          </table:table-cell>
          <table:table-cell office:value-type="string">
            <text:p>Sensor TL-136 0-3m</text:p>
          </table:table-cell>
          <table:table-cell office:value-type="string">
            <text:p>Sensor TL-136 0-1m</text:p>
          </table:table-cell>
        </table:table-row>
        <table:table-row table:style-name="ro1">
          <table:table-cell office:value-type="string">
            <text:p>Heizverteiler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B2]" office:value-type="float" office:value="5">
            <text:p>5</text:p>
          </table:table-cell>
          <table:table-cell/>
          <table:table-cell table:formula="of:=[.B2]" office:value-type="float" office:value="5">
            <text:p>5</text:p>
          </table:table-cell>
          <table:table-cell/>
          <table:table-cell table:formula="of:=[.B2]*7" office:value-type="float" office:value="35">
            <text:p>35</text:p>
          </table:table-cell>
          <table:table-cell/>
          <table:table-cell table:formula="of:=[.B2]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Wandsensor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B3]" office:value-type="float" office:value="16">
            <text:p>16</text:p>
          </table:table-cell>
          <table:table-cell table:formula="of:=[.B3]" office:value-type="float" office:value="16">
            <text:p>16</text:p>
          </table:table-cell>
          <table:table-cell table:number-columns-repeated="4"/>
          <table:table-cell table:formula="of:=[.B3]*3" office:value-type="float" office:value="48">
            <text:p>48</text:p>
          </table:table-cell>
          <table:table-cell table:formula="of:=[.B3]" office:value-type="float" office:value="16">
            <text:p>16</text:p>
          </table:table-cell>
          <table:table-cell table:formula="of:=[.B3]" office:value-type="float" office:value="16">
            <text:p>16</text:p>
          </table:table-cell>
          <table:table-cell table:formula="of:=[.B3]" office:value-type="float" office:value="16">
            <text:p>16</text:p>
          </table:table-cell>
          <table:table-cell table:formula="of:=[.B3]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Heizraum Modul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B4]" office:value-type="float" office:value="1">
            <text:p>1</text:p>
          </table:table-cell>
          <table:table-cell/>
          <table:table-cell table:formula="of:=[.B4]*2" office:value-type="float" office:value="2">
            <text:p>2</text:p>
          </table:table-cell>
          <table:table-cell table:formula="of:=[.B4]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formula="of:=[.B4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ewässerung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B5]" office:value-type="float" office:value="2">
            <text:p>2</text:p>
          </table:table-cell>
          <table:table-cell/>
          <table:table-cell table:formula="of:=[.B5]*2" office:value-type="float" office:value="4">
            <text:p>4</text:p>
          </table:table-cell>
          <table:table-cell table:formula="of:=[.B5]" office:value-type="float" office:value="2">
            <text:p>2</text:p>
          </table:table-cell>
          <table:table-cell table:number-columns-repeated="2"/>
          <table:table-cell table:formula="of:=[.B5]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ankmessung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B6]" office:value-type="float" office:value="2">
            <text:p>2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</table:table>
      <table:table table:name="Kleinteile AliExpress" table:style-name="ta1" table:print="false"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Stift und Sockelleiste</text:p>
          </table:table-cell>
          <table:table-cell office:value-type="string">
            <text:p>https://de.aliexpress.com/item/32724478308.html?spm=a2g0o.detail.1000014.28.77aa92edMdsDVC&amp;gps-id=pcDetailBottomMoreOtherSeller&amp;scm=1007.40000.267768.0&amp;scm_id=1007.40000.267768.0&amp;scm-url=1007.40000.267768.0&amp;pvid=eabf5780-0df8-4157-87f2-96514e72712b&amp;_t=gps-id:pcDetailBottomMoreOtherSeller,scm-url:1007.40000.267768.0,pvid:eabf5780-0df8-4157-87f2-96514e72712b,tpp_buckets:668%232846%238115%23859&amp;pdp_ext_f=%7B%22sku_id%22%3A%2261272184014%22%2C%22sceneId%22%3A%2230050%22%7D&amp;pdp_npi=2%40dis%21EUR%212.41%212.41%21%21%21%21%21%40211b58ef16689617113844514ec42f%2161272184014%21rec</text:p>
          </table:table-cell>
        </table:table-row>
        <table:table-row table:style-name="ro4">
          <table:table-cell/>
          <table:table-cell office:value-type="string">
            <text:p>I2C bus auf 16 IO</text:p>
            <text:p><text:span text:style-name="T1">MCP 23016</text:span></text:p>
          </table:table-cell>
          <table:table-cell office:value-type="string">
            <text:p>https://www.reichelt.de/i-c-bus-i-o-erweiterung-16bit-pdip-28-mcp-23016-i-sp-p89338.html?&amp;nbc=1</text:p>
          </table:table-cell>
        </table:table-row>
        <table:table-row table:style-name="ro5">
          <table:table-cell/>
          <table:table-cell table:style-name="ce3" office:value-type="string">
            <text:p>MCP 23017</text:p>
          </table:table-cell>
          <table:table-cell office:value-type="string">
            <text:p><text:a xlink:href="https://www.reichelt.de/i-o">https://www.reichelt.de/i-o</text:a>-erweiterung-16bit-1-8-5v-seriell-i2c-dip-28-mcp-23017-e-sp-p140074.html?&amp;trstct=pos_0&amp;nbc=1</text:p>
          </table:table-cell>
        </table:table-row>
        <table:table-row table:style-name="ro6">
          <table:table-cell/>
          <table:table-cell table:style-name="ce4" office:value-type="string">
            <text:p>Port-Expander PCF8574 oder <text:span text:style-name="T1">PCF 8575 T</text:span></text:p>
          </table:table-cell>
          <table:table-cell office:value-type="string">
            <text:p>I2c port expander</text:p>
          </table:table-cell>
        </table:table-row>
        <table:table-row table:style-name="ro7">
          <table:table-cell/>
          <table:table-cell table:style-name="ce5" office:value-type="string">
            <text:p>cd74hc4067 </text:p>
            <text:p>Analog Multiplexer</text:p>
          </table:table-cell>
          <table:table-cell office:value-type="string">
            <text:p>https://de.aliexpress.com/item/1005002859398499.html?spm=a2g0o.productlist.0.0.4e8221a9KQ4AnL&amp;algo_pvid=cd22d524-5865-4692-950b-5b604c9890bd&amp;aem_p4p_detail=202211201134325627227599616680004276509&amp;algo_exp_id=cd22d524-5865-4692-950b-5b604c9890bd-5&amp;pdp_ext_f=%7B%22sku_id%22%3A%2212000022492586074%22%7D&amp;pdp_npi=2%40dis%21EUR%210.97%210.94%21%21%2110.83%21%21%402100bb5116689728724955909e6e1f%2112000022492586074%21sea&amp;curPageLogUid=lQdrGACP48wR&amp;ad_pvid=202211201134325627227599616680004276509_6&amp;ad_pvid=202211201134325627227599616680004276509_6</text:p>
          </table:table-cell>
        </table:table-row>
        <table:table-row table:style-name="ro1">
          <table:table-cell/>
          <table:table-cell office:value-type="string">
            <text:p>Solarcell </text:p>
          </table:table-cell>
          <table:table-cell office:value-type="string">
            <text:p>https://de.aliexpress.com/item/1005002777632698.html?spm=a2g0o.productlist.0.0.494d77026fxLun&amp;algo_pvid=47e40dec-22af-4aab-901a-e8cbe5e1fb0f&amp;aem_p4p_detail=2022112011411310161396315558900006438961&amp;algo_exp_id=47e40dec-22af-4aab-901a-e8cbe5e1fb0f-0&amp;pdp_ext_f=%7B%22sku_id%22%3A%2212000022139931386%22%7D&amp;pdp_npi=2%40dis%21EUR%212.66%212.66%21%21%212.22%21%21%402100bdcf16689732733045524ea8b7%2112000022139931386%21sea&amp;curPageLogUid=go0kwTmX5iOD&amp;ad_pvid=2022112011411310161396315558900006438961_1&amp;ad_pvid=2022112011411310161396315558900006438961_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Camera modul</text:p>
          </table:table-cell>
          <table:table-cell office:value-type="string">
            <text:p>https://de.aliexpress.com/item/1005001299266545.html?spm=a2g0o.productlist.0.0.ab114d21jNNe8u&amp;algo_pvid=31d5d169-3f31-4e27-94cb-651fa4c9907e&amp;aem_p4p_detail=202211201157041241812711577940006450186&amp;algo_exp_id=31d5d169-3f31-4e27-94cb-651fa4c9907e-47&amp;pdp_ext_f=%7B%22sku_id%22%3A%2212000015622990802%22%7D&amp;pdp_npi=2%40dis%21EUR%216.05%216.05%21%21%211.86%21%21%402100bde716689742241404299e55fa%2112000015622990802%21sea&amp;curPageLogUid=mjHwGkm5XGof&amp;ad_pvid=202211201157041241812711577940006450186_48&amp;ad_pvid=202211201157041241812711577940006450186_48</text:p>
          </table:table-cell>
        </table:table-row>
        <table:table-row table:style-name="ro1">
          <table:table-cell/>
          <table:table-cell office:value-type="string">
            <text:p>Nur cameras</text:p>
          </table:table-cell>
          <table:table-cell office:value-type="string">
            <text:p>https://de.aliexpress.com/item/1005004518669324.html?spm=a2g0o.detail.1000060.2.60a531b2MIm9A1&amp;gps-id=pcDetailBottomMoreThisSeller&amp;scm=1007.13339.291025.0&amp;scm_id=1007.13339.291025.0&amp;scm-url=1007.13339.291025.0&amp;pvid=08c73ede-dc98-45dd-bcf8-f7e3613e4c8c&amp;_t=gps-id%3ApcDetailBottomMoreThisSeller%2Cscm-url%3A1007.13339.291025.0%2Cpvid%3A08c73ede-dc98-45dd-bcf8-f7e3613e4c8c%2Ctpp_buckets%3A668%232846%238115%232000&amp;pdp_ext_f=%7B%22sku_id%22%3A%2212000029477454155%22%2C%22sceneId%22%3A%223339%22%7D&amp;pdp_npi=2%40dis%21EUR%212.37%211.18%21%21%21%21%21%40211b43e416689749693445356eb422%2112000029477454155%21rec&amp;gatewayAdapt=glo2deu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office:value-type="string">
            <text:p>Laderegler und stromversorgung</text:p>
          </table:table-cell>
          <table:table-cell office:value-type="string">
            <text:p>https://emariete.com/en/co2-meter-with-battery-well-done/</text:p>
          </table:table-cell>
        </table:table-row>
        <table:table-row table:style-name="ro1">
          <table:table-cell table:number-columns-repeated="2"/>
          <table:table-cell office:value-type="string">
            <text:p>https://de.aliexpress.com/item/4000626913742.html?aff_fcid=8745bb9a49f34b26b534cd9f0402a655-1669332585334-05832-_AaMBC2&amp;aff_fsk=_AaMBC2&amp;aff_platform=shareComponent-detail&amp;sk=_AaMBC2&amp;aff_trace_key=8745bb9a49f34b26b534cd9f0402a655-1669332585334-05832-_AaMBC2&amp;terminal_id=162d2dd71c844237872290be61ab8fb6&amp;afSmartRedirect=y</text:p>
          </table:table-cell>
        </table:table-row>
        <table:table-row table:style-name="ro1">
          <table:table-cell table:number-columns-repeated="2"/>
          <table:table-cell office:value-type="string">
            <text:p>https://de.aliexpress.com/item/32779467674.html?aff_fcid=6e095bfd21ce4a51b13087ab92f6c3aa-1669332595904-05794-_9HReZ0&amp;aff_fsk=_9HReZ0&amp;aff_platform=shareComponent-detail&amp;sk=_9HReZ0&amp;aff_trace_key=6e095bfd21ce4a51b13087ab92f6c3aa-1669332595904-05794-_9HReZ0&amp;terminal_id=162d2dd71c844237872290be61ab8fb6&amp;afSmartRedirect=y</text:p>
          </table:table-cell>
        </table:table-row>
      </table:table>
      <table:table table:name="Wandsensor" table:style-name="ta1" table:print="false"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 office:value-type="string">
            <text:p>Randa</text:p>
          </table:table-cell>
          <table:table-cell office:value-type="string">
            <text:p>bad</text:p>
          </table:table-cell>
          <table:table-cell/>
        </table:table-row>
        <table:table-row table:style-name="ro1">
          <table:table-cell/>
          <table:table-cell office:value-type="string">
            <text:p>schlaf</text:p>
          </table:table-cell>
          <table:table-cell/>
        </table:table-row>
        <table:table-row table:style-name="ro1">
          <table:table-cell/>
          <table:table-cell office:value-type="string">
            <text:p>wohn</text:p>
          </table:table-cell>
          <table:table-cell/>
        </table:table-row>
        <table:table-row table:style-name="ro1">
          <table:table-cell office:value-type="string">
            <text:p>Sol</text:p>
          </table:table-cell>
          <table:table-cell office:value-type="string">
            <text:p>bad</text:p>
          </table:table-cell>
          <table:table-cell/>
        </table:table-row>
        <table:table-row table:style-name="ro1">
          <table:table-cell/>
          <table:table-cell office:value-type="string">
            <text:p>schlaf</text:p>
          </table:table-cell>
          <table:table-cell/>
        </table:table-row>
        <table:table-row table:style-name="ro1">
          <table:table-cell/>
          <table:table-cell office:value-type="string">
            <text:p>wohn</text:p>
          </table:table-cell>
          <table:table-cell/>
        </table:table-row>
        <table:table-row table:style-name="ro3">
          <table:table-cell office:value-type="string">
            <text:p>mare </text:p>
          </table:table-cell>
          <table:table-cell office:value-type="string">
            <text:p>bad</text:p>
          </table:table-cell>
          <table:table-cell/>
        </table:table-row>
        <table:table-row table:style-name="ro1">
          <table:table-cell/>
          <table:table-cell office:value-type="string">
            <text:p>schlaf/wohn</text:p>
          </table:table-cell>
          <table:table-cell/>
        </table:table-row>
        <table:table-row table:style-name="ro1">
          <table:table-cell office:value-type="string">
            <text:p>rosa</text:p>
          </table:table-cell>
          <table:table-cell office:value-type="string">
            <text:p>bad</text:p>
          </table:table-cell>
          <table:table-cell/>
        </table:table-row>
        <table:table-row table:style-name="ro1">
          <table:table-cell/>
          <table:table-cell office:value-type="string">
            <text:p>schlaf</text:p>
          </table:table-cell>
          <table:table-cell/>
        </table:table-row>
        <table:table-row table:style-name="ro1">
          <table:table-cell office:value-type="string">
            <text:p>rot</text:p>
          </table:table-cell>
          <table:table-cell office:value-type="string">
            <text:p>bad</text:p>
          </table:table-cell>
          <table:table-cell/>
        </table:table-row>
        <table:table-row table:style-name="ro1">
          <table:table-cell/>
          <table:table-cell office:value-type="string">
            <text:p>schlaf</text:p>
          </table:table-cell>
          <table:table-cell/>
        </table:table-row>
        <table:table-row table:style-name="ro1">
          <table:table-cell office:value-type="string">
            <text:p>Atelier</text:p>
          </table:table-cell>
          <table:table-cell office:value-type="string">
            <text:p>bad</text:p>
          </table:table-cell>
          <table:table-cell/>
        </table:table-row>
        <table:table-row table:style-name="ro1">
          <table:table-cell/>
          <table:table-cell office:value-type="string">
            <text:p>schlaf</text:p>
          </table:table-cell>
          <table:table-cell/>
        </table:table-row>
        <table:table-row table:style-name="ro1">
          <table:table-cell table:number-columns-repeated="2" office:value-type="string">
            <text:p>Küche</text:p>
          </table:table-cell>
          <table:table-cell/>
        </table:table-row>
        <table:table-row table:style-name="ro1">
          <table:table-cell table:number-columns-repeated="2" office:value-type="string">
            <text:p>Woh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16 Wandgerät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esteht aus</text:p>
          </table:table-cell>
          <table:table-cell office:value-type="string">
            <text:p>Display</text:p>
          </table:table-cell>
          <table:table-cell/>
        </table:table-row>
        <table:table-row table:style-name="ro3">
          <table:table-cell/>
          <table:table-cell office:value-type="string">
            <text:p>akku</text:p>
          </table:table-cell>
          <table:table-cell/>
        </table:table-row>
        <table:table-row table:style-name="ro3">
          <table:table-cell/>
          <table:table-cell office:value-type="string">
            <text:p>akku ladegerät</text:p>
          </table:table-cell>
          <table:table-cell/>
        </table:table-row>
        <table:table-row table:style-name="ro2">
          <table:table-cell/>
          <table:table-cell office:value-type="string">
            <text:p>akku spannungspumpe</text:p>
          </table:table-cell>
          <table:table-cell office:value-type="string">
            <text:p>https://emariete.com/en/co2-meter-with-battery-well-done/</text:p>
          </table:table-cell>
        </table:table-row>
        <table:table-row table:style-name="ro2">
          <table:table-cell table:number-columns-repeated="2"/>
          <table:table-cell office:value-type="string">
            <text:p>https://de.aliexpress.com/item/4000626913742.html?aff_fcid=8745bb9a49f34b26b534cd9f0402a655-1669332585334-05832-_AaMBC2&amp;aff_fsk=_AaMBC2&amp;aff_platform=shareComponent-detail&amp;sk=_AaMBC2&amp;aff_trace_key=8745bb9a49f34b26b534cd9f0402a655-1669332585334-05832-_AaMBC2&amp;terminal_id=162d2dd71c844237872290be61ab8fb6&amp;afSmartRedirect=y</text:p>
          </table:table-cell>
        </table:table-row>
        <table:table-row table:style-name="ro2">
          <table:table-cell table:number-columns-repeated="2"/>
          <table:table-cell office:value-type="string">
            <text:p>https://de.aliexpress.com/item/32779467674.html?aff_fcid=6e095bfd21ce4a51b13087ab92f6c3aa-1669332595904-05794-_9HReZ0&amp;aff_fsk=_9HReZ0&amp;aff_platform=shareComponent-detail&amp;sk=_9HReZ0&amp;aff_trace_key=6e095bfd21ce4a51b13087ab92f6c3aa-1669332595904-05794-_9HReZ0&amp;terminal_id=162d2dd71c844237872290be61ab8fb6&amp;afSmartRedirect=y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sensor temp humidity</text:p>
          </table:table-cell>
          <table:table-cell office:value-type="string">
            <text:p>DHT11</text:p>
          </table:table-cell>
        </table:table-row>
        <table:table-row table:style-name="ro2">
          <table:table-cell/>
          <table:table-cell office:value-type="string">
            <text:p>taster</text:p>
          </table:table-cell>
          <table:table-cell/>
        </table:table-row>
        <table:table-row table:style-name="ro1">
          <table:table-cell/>
          <table:table-cell office:value-type="string">
            <text:p>esp32</text:p>
          </table:table-cell>
          <table:table-cell/>
        </table:table-row>
      </table:table>
      <table:table table:name="heizverteiler" table:style-name="ta1" table:print="false">
        <table:table-column table:style-name="co1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esteht aus</text:p>
          </table:table-cell>
          <table:table-cell table:number-columns-repeated="2"/>
        </table:table-row>
        <table:table-row table:style-name="ro1">
          <table:table-cell office:value-type="string">
            <text:p>esp3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laisboard 8fa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 Fühler</text:p>
          </table:table-cell>
          <table:table-cell office:value-type="float" office:value="7">
            <text:p>7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>
            <text:p>Randa</text:p>
          </table:table-cell>
          <table:table-cell office:value-type="float" office:value="6">
            <text:p>6</text:p>
          </table:table-cell>
          <table:table-cell table:formula="of:=[.B14]+1" office:value-type="float" office:value="7">
            <text:p>7</text:p>
          </table:table-cell>
        </table:table-row>
        <table:table-row table:style-name="ro1">
          <table:table-cell office:value-type="string">
            <text:p>Wohn</text:p>
          </table:table-cell>
          <table:table-cell office:value-type="float" office:value="6">
            <text:p>6</text:p>
          </table:table-cell>
          <table:table-cell table:formula="of:=[.B15]+1" office:value-type="float" office:value="7">
            <text:p>7</text:p>
          </table:table-cell>
        </table:table-row>
        <table:table-row table:style-name="ro1">
          <table:table-cell office:value-type="string">
            <text:p>Küche</text:p>
          </table:table-cell>
          <table:table-cell office:value-type="float" office:value="6">
            <text:p>6</text:p>
          </table:table-cell>
          <table:table-cell table:formula="of:=[.B16]+1" office:value-type="float" office:value="7">
            <text:p>7</text:p>
          </table:table-cell>
        </table:table-row>
        <table:table-row table:style-name="ro1">
          <table:table-cell office:value-type="string">
            <text:p>Rosa</text:p>
          </table:table-cell>
          <table:table-cell office:value-type="float" office:value="4">
            <text:p>4</text:p>
          </table:table-cell>
          <table:table-cell table:formula="of:=[.B17]+1" office:value-type="float" office:value="5">
            <text:p>5</text:p>
          </table:table-cell>
        </table:table-row>
        <table:table-row table:style-name="ro1">
          <table:table-cell office:value-type="string">
            <text:p>Atelier</text:p>
          </table:table-cell>
          <table:table-cell office:value-type="float" office:value="4">
            <text:p>4</text:p>
          </table:table-cell>
          <table:table-cell table:formula="of:=[.B18]+1" office:value-type="float" office:value="5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14:.C18])" office:value-type="float" office:value="31">
            <text:p>31</text:p>
          </table:table-cell>
        </table:table-row>
      </table:table>
      <table:table table:name="tankmodul" table:style-name="ta1" table:print="false"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esp32</text:p>
          </table:table-cell>
          <table:table-cell table:number-columns-repeated="3"/>
        </table:table-row>
        <table:table-row table:style-name="ro1">
          <table:table-cell office:value-type="string">
            <text:p>Relaisboard 8</text:p>
          </table:table-cell>
          <table:table-cell table:number-columns-repeated="3"/>
        </table:table-row>
        <table:table-row table:style-name="ro3">
          <table:table-cell office:value-type="string">
            <text:p>tempfühler</text:p>
          </table:table-cell>
          <table:table-cell table:number-columns-repeated="2"/>
          <table:table-cell table:formula="of:=SUM([.D7:.D15])"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tank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string">
            <text:p>außentemperatur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string">
            <text:p>Warmwasser abgang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string">
            <text:p>Wärmepumpe</text:p>
          </table:table-cell>
          <table:table-cell office:value-type="string">
            <text:p>vorlauf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number-columns-repeated="2"/>
          <table:table-cell office:value-type="string">
            <text:p>rücklauf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string">
            <text:p>heizung Öl</text:p>
          </table:table-cell>
          <table:table-cell office:value-type="string">
            <text:p>vorlauf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number-columns-repeated="2"/>
          <table:table-cell office:value-type="string">
            <text:p>rücklauf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string">
            <text:p>Fußbodenheizung</text:p>
          </table:table-cell>
          <table:table-cell office:value-type="string">
            <text:p>vorlauf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number-columns-repeated="2"/>
          <table:table-cell office:value-type="string">
            <text:p>rücklauf</text:p>
          </table:table-cell>
          <table:table-cell office:value-type="float" office:value="1">
            <text:p>1</text:p>
          </table:table-cell>
        </table:table-row>
      </table:table>
      <table:table table:name="BewässerungsComputer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9" table:default-cell-style-name="Default"/>
        <table:table-row table:style-name="ro1">
          <table:table-cell office:value-type="string">
            <text:p>esp3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laisboard 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runnenhaus</text:p>
          </table:table-cell>
          <table:table-cell table:number-columns-repeated="3"/>
        </table:table-row>
        <table:table-row table:style-name="ro1">
          <table:table-cell office:value-type="string">
            <text:p>Garage</text:p>
          </table:table-cell>
          <table:table-cell table:number-columns-repeated="3"/>
        </table:table-row>
        <table:table-row table:style-name="ro1">
          <table:table-cell office:value-type="string">
            <text:p>Zisterne nur 4 Relais</text:p>
          </table:table-cell>
          <table:table-cell table:number-columns-repeated="3"/>
        </table:table-row>
      </table:table>
      <table:table table:name="Wasserstandsensoren" table:style-name="ta1" table:print="false">
        <table:table-column table:style-name="co22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row table:style-name="ro1">
          <table:table-cell office:value-type="string">
            <text:p>esp3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nsor TL-136</text:p>
          </table:table-cell>
          <table:table-cell office:value-type="string">
            <text:p>0-1m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esp3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nsor TL-136</text:p>
          </table:table-cell>
          <table:table-cell office:value-type="string">
            <text:p>0-3m</text:p>
          </table:table-cell>
          <table:table-cell office:value-type="float" office:value="2">
            <text:p>2</text:p>
          </table:table-cell>
          <table:table-cell/>
        </table:table-row>
      </table:table>
      <table:table table:name="wetterstation" table:style-name="ta1" table:print="false">
        <table:table-column table:style-name="co3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8">
          <table:table-cell office:value-type="string">
            <text:p>Raingauge</text:p>
          </table:table-cell>
          <table:table-cell table:style-name="ce6" office:value-type="string">
            <text:p><text:a xlink:href="https://www.aliexpress.com/">AliExpress</text:a></text:p>
          </table:table-cell>
        </table:table-row>
        <table:table-row table:style-name="ro9">
          <table:table-cell/>
          <table:table-cell table:style-name="ce7" office:value-type="string">
            <text:p><text:a xlink:href="https://de.aliexpress.com/store/112828">MISOLIE Technology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Auch komplette wetterstation</text:p>
          </table:table-cell>
          <table:table-cell/>
        </table:table-row>
      </table:table>
      <table:table table:name="Strommesser" table:style-name="ta1" table:print="false">
        <table:table-column table:style-name="co23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esp32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trom sensor</text:p>
          </table:table-cell>
          <table:table-cell office:value-type="string">
            <text:p>https://de.aliexpress.com/item/1005003739343987.html?spm=a2g0o.productlist.0.0.60fa7b4aEWUJxp&amp;algo_pvid=761ad466-1012-4616-b421-6352aced4398&amp;aem_p4p_detail=202211200834274340447981097600006156887&amp;algo_exp_id=761ad466-1012-4616-b421-6352aced4398-30&amp;pdp_ext_f=%7B%22sku_id%22%3A%2212000026995602079%22%7D&amp;pdp_npi=2%40dis%21EUR%216.87%214.13%21%21%212.05%21%21%402100bde716689620673722348e54bd%2112000026995602079%21sea&amp;curPageLogUid=YPd96J7LlFLD&amp;ad_pvid=202211200834274340447981097600006156887_31&amp;ad_pvid=202211200834274340447981097600006156887_31</text:p>
          </table:table-cell>
        </table:table-row>
        <table:table-row table:style-name="ro3">
          <table:table-cell/>
          <table:table-cell office:value-type="string">
            <text:p>Wandler</text:p>
          </table:table-cell>
          <table:table-cell office:value-type="string">
            <text:p>https://de.aliexpress.com/item/10000128708634.html?spm=a2g0o.productlist.0.0.3879376cLFs7BR&amp;algo_pvid=8e99881e-04b7-4fb1-990e-64c8979080d1&amp;aem_p4p_detail=2022112008373011394569882884760006102514&amp;algo_exp_id=8e99881e-04b7-4fb1-990e-64c8979080d1-1&amp;pdp_ext_f=%7B%22sku_id%22%3A%2220000000124855874%22%7D&amp;pdp_npi=2%40dis%21EUR%212.47%211.7%21%21%210.59%21%21%402100bde716689622504004877e54bd%2120000000124855874%21sea&amp;curPageLogUid=gRS3XEfOd6LB&amp;ad_pvid=2022112008373011394569882884760006102514_2&amp;ad_pvid=2022112008373011394569882884760006102514_2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>
            <text:p>Strom Verbrauch</text:p>
          </table:table-cell>
          <table:table-cell table:number-columns-repeated="2"/>
        </table:table-row>
        <table:table-row table:style-name="ro1">
          <table:table-cell office:value-type="string">
            <text:p>Strom aus dem Netz</text:p>
          </table:table-cell>
          <table:table-cell table:number-columns-repeated="2"/>
        </table:table-row>
        <table:table-row table:style-name="ro1">
          <table:table-cell office:value-type="string">
            <text:p>Strom aus dem Inver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/>
          <table:table-cell office:value-type="string">
            <text:p>Dye Inverter direkt auslesen</text:p>
          </table:table-cell>
          <table:table-cell/>
        </table:table-row>
        <table:table-row table:style-name="ro3">
          <table:table-cell/>
          <table:table-cell office:value-type="string">
            <text:p>https://github.com/kellerza/sunsynk</text:p>
          </table:table-cell>
          <table:table-cell/>
        </table:table-row>
      </table:table>
      <table:table table:name="Camera" table:style-name="ta1" table:print="false">
        <table:table-column table:style-name="co24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Camera Modu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sp3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mer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3">
          <table:table-cell office:value-type="string">
            <text:p>Tanks bei brunnen außen</text:p>
          </table:table-cell>
          <table:table-cell table:number-columns-repeated="3"/>
        </table:table-row>
        <table:table-row table:style-name="ro1">
          <table:table-cell office:value-type="string">
            <text:p>Garage</text:p>
          </table:table-cell>
          <table:table-cell table:number-columns-repeated="3"/>
        </table:table-row>
        <table:table-row table:style-name="ro1">
          <table:table-cell office:value-type="string">
            <text:p>Wechselrichter hau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-Bold" svg:font-family="HelveticaNeue-Bold"/>
    <style:font-face style:name="Georgia" svg:font-family="Georgia" style:font-family-generic="roman"/>
    <style:font-face style:name="Arial-BoldMT" svg:font-family="Arial-BoldMT" style:font-family-generic="swiss"/>
    <style:font-face style:name="OpenSans-Regular" svg:font-family="OpenSans-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.11.2022</text:date>, <text:time>21:56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Link</meta:initial-creator>
    <meta:creation-date>2022-11-20T16:56:33</meta:creation-date>
    <dc:date>2022-11-29T21:56:33</dc:date>
    <dc:creator>Torsten Link</dc:creator>
    <meta:editing-duration>P3DT22H33M17S</meta:editing-duration>
    <meta:editing-cycles>18</meta:editing-cycles>
    <meta:generator>OpenOffice/4.1.10$Unix OpenOffice.org_project/4110m2$Build-9807</meta:generator>
    <meta:document-statistic meta:table-count="11" meta:cell-count="430" meta:object-count="0"/>
  </office:meta>
</office:document-meta>
</file>